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style="normal" fo:font-weight="normal" officeooo:rsid="0003e6a7" officeooo:paragraph-rsid="0005684d" style:font-style-asian="normal" style:font-weight-asian="normal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normal" officeooo:rsid="0003e6a7" officeooo:paragraph-rsid="0003e6a7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officeooo:paragraph-rsid="0005684d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style:page-number="auto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200%" fo:text-align="center" style:justify-single-word="false"/>
      <style:text-properties style:font-name="Verdana" fo:font-weight="bold" officeooo:rsid="0003e6a7" officeooo:paragraph-rsid="0003e6a7" style:font-weight-asian="bold" style:font-weight-complex="bold"/>
    </style:style>
    <style:style style:name="P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9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fo:font-weight="bold" officeooo:rsid="000a5aa2" officeooo:paragraph-rsid="000a5aa2" style:font-style-asian="normal" style:font-weight-asian="bold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paragraph-rsid="000a5aa2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weight="bold" officeooo:rsid="000ae350" officeooo:paragraph-rsid="000ae350" style:font-weight-asian="bold" style:font-weight-complex="bold"/>
    </style:style>
    <style:style style:name="P12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5684d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a5aa2" officeooo:paragraph-rsid="000a5aa2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0bd468" style:font-style-asian="normal" style:font-weight-asian="bold" style:font-style-complex="normal" style:font-weight-complex="bold"/>
    </style:style>
    <style:style style:name="P19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5684d" officeooo:paragraph-rsid="0005684d"/>
    </style:style>
    <style:style style:name="P20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5684d" officeooo:paragraph-rsid="00071fbe" style:font-style-asian="normal" style:font-style-complex="normal"/>
    </style:style>
    <style:style style:name="P21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1fbe" officeooo:paragraph-rsid="00071fbe" style:font-style-asian="normal" style:font-style-complex="normal"/>
    </style:style>
    <style:style style:name="P22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23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24" style:family="paragraph" style:parent-style-name="Standard" style:list-style-name="L5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e54e5" officeooo:paragraph-rsid="000e54e5" style:font-style-asian="normal" style:font-style-complex="normal"/>
    </style:style>
    <style:style style:name="P25" style:family="paragraph" style:parent-style-name="Standard" style:list-style-name="L5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fdd03" officeooo:paragraph-rsid="000fdd03" style:font-style-asian="normal" style:font-style-complex="normal"/>
    </style:style>
    <style:style style:name="P26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a5aa2" officeooo:paragraph-rsid="000a5aa2"/>
    </style:style>
    <style:style style:name="P27" style:family="paragraph" style:parent-style-name="Standard" style:list-style-name="L4" style:master-page-name="">
      <loext:graphic-properties draw:fill="none"/>
      <style:paragraph-properties fo:margin-top="0cm" fo:margin-bottom="0cm" loext:contextual-spacing="false" fo:line-height="200%" fo:text-align="justify" style:justify-single-word="false" style:page-number="auto" fo:background-color="transparent"/>
      <style:text-properties style:font-name="Verdana" fo:font-style="normal" fo:font-weight="normal" officeooo:rsid="000ae350" officeooo:paragraph-rsid="000ae35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684d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5684d"/>
    </style:style>
    <style:style style:name="T5" style:family="text">
      <style:text-properties style:font-name="Verdana"/>
    </style:style>
    <style:style style:name="T6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05684d" style:font-style-asian="normal" style:font-weight-asian="normal" style:font-style-complex="normal" style:font-weight-complex="normal"/>
    </style:style>
    <style:style style:name="T8" style:family="text">
      <style:text-properties style:font-name="Verdana" fo:font-style="normal" fo:font-weight="normal" officeooo:rsid="00071fbe" style:font-style-asian="normal" style:font-weight-asian="normal" style:font-style-complex="normal" style:font-weight-complex="normal"/>
    </style:style>
    <style:style style:name="T9" style:family="text">
      <style:text-properties style:font-name="Verdana" fo:font-style="normal" fo:font-weight="normal" officeooo:rsid="000a5aa2" style:font-style-asian="normal" style:font-weight-asian="normal" style:font-style-complex="normal" style:font-weight-complex="normal"/>
    </style:style>
    <style:style style:name="T10" style:family="text">
      <style:text-properties style:font-name="Verdana" fo:font-style="normal" fo:font-weight="bold" officeooo:rsid="000a5aa2" style:font-style-asian="normal" style:font-weight-asian="bold" style:font-style-complex="normal" style:font-weight-complex="bold"/>
    </style:style>
    <style:style style:name="T11" style:family="text">
      <style:text-properties style:font-name="Verdana" fo:font-style="normal" style:font-style-asian="normal" style:font-style-complex="normal"/>
    </style:style>
    <style:style style:name="T12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Verdana" fo:font-style="italic" fo:font-weight="normal" officeooo:rsid="0005684d" style:font-style-asian="italic" style:font-weight-asian="normal" style:font-style-complex="italic" style:font-weight-complex="normal"/>
    </style:style>
    <style:style style:name="T14" style:family="text">
      <style:text-properties style:font-name="Verdana" fo:font-style="italic" fo:font-weight="normal" officeooo:rsid="00075d20" style:font-style-asian="italic" style:font-weight-asian="normal" style:font-style-complex="italic" style:font-weight-complex="normal"/>
    </style:style>
    <style:style style:name="T15" style:family="text">
      <style:text-properties style:font-name="Verdana" fo:font-style="italic" fo:font-weight="normal" officeooo:rsid="000842f1" style:font-style-asian="italic" style:font-weight-asian="normal" style:font-style-complex="italic" style:font-weight-complex="normal"/>
    </style:style>
    <style:style style:name="T16" style:family="text">
      <style:text-properties style:font-name="Verdana" fo:font-style="italic" fo:font-weight="normal" officeooo:rsid="000c7b21" style:font-style-asian="italic" style:font-weight-asian="normal" style:font-style-complex="italic" style:font-weight-complex="normal"/>
    </style:style>
    <style:style style:name="T17" style:family="text">
      <style:text-properties style:font-name="Verdana" fo:font-style="italic" fo:font-weight="normal" officeooo:rsid="000e54e5" style:font-style-asian="italic" style:font-weight-asian="normal" style:font-style-complex="italic" style:font-weight-complex="normal"/>
    </style:style>
    <style:style style:name="T18" style:family="text">
      <style:text-properties style:font-name="Verdana" fo:font-style="italic" style:text-underline-style="none" fo:font-weight="normal" officeooo:rsid="000842f1" style:font-style-asian="italic" style:font-weight-asian="normal" style:font-style-complex="italic" style:font-weight-complex="normal"/>
    </style:style>
    <style:style style:name="T19" style:family="text">
      <style:text-properties style:font-name="Verdana" fo:font-style="italic" style:font-style-asian="italic" style:font-style-complex="italic"/>
    </style:style>
    <style:style style:name="T20" style:family="text">
      <style:text-properties style:font-name="Verdana" fo:font-style="italic" fo:font-weight="bold" officeooo:rsid="000a5aa2" style:font-style-asian="italic" style:font-weight-asian="bold" style:font-style-complex="italic" style:font-weight-complex="bold"/>
    </style:style>
    <style:style style:name="T21" style:family="text">
      <style:text-properties style:font-name="Verdana" fo:font-weight="normal" style:font-weight-asian="normal" style:font-weight-complex="normal"/>
    </style:style>
    <style:style style:name="T22" style:family="text">
      <style:text-properties style:font-name="Verdana" fo:font-weight="normal" officeooo:rsid="00071fbe" style:font-weight-asian="normal" style:font-weight-complex="normal"/>
    </style:style>
    <style:style style:name="T23" style:family="text">
      <style:text-properties style:font-name="Verdana" fo:font-weight="normal" officeooo:rsid="00075d20" style:font-weight-asian="normal" style:font-weight-complex="normal"/>
    </style:style>
    <style:style style:name="T24" style:family="text">
      <style:text-properties style:font-name="Verdana" fo:font-weight="normal" officeooo:rsid="000842f1" style:font-weight-asian="normal" style:font-weight-complex="normal"/>
    </style:style>
    <style:style style:name="T25" style:family="text">
      <style:text-properties style:font-name="Verdana" fo:font-weight="normal" officeooo:rsid="000c7b21" style:font-weight-asian="normal" style:font-weight-complex="normal"/>
    </style:style>
    <style:style style:name="T26" style:family="text">
      <style:text-properties style:font-name="Verdana" fo:font-weight="normal" officeooo:rsid="000e54e5" style:font-weight-asian="normal" style:font-weight-complex="normal"/>
    </style:style>
    <style:style style:name="T27" style:family="text">
      <style:text-properties style:font-name="Verdana" officeooo:rsid="000842f1"/>
    </style:style>
    <style:style style:name="T28" style:family="text">
      <style:text-properties officeooo:rsid="00097d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B III</text:p>
      <text:p text:style-name="P6">ANALISIS DAN PERANCANGAN SISTEM</text:p>
      <text:p text:style-name="P5">3.1 Analisis sistem</text:p>
      <text:p text:style-name="P2">3.1.1 Gambaran Umum Sistem <text:span text:style-name="T2">Library</text:span></text:p>
      <text:p text:style-name="P3"><text:tab/><text:span text:style-name="T1">Library </text:span><text:span text:style-name="T3">yang dibangun merupakan pendukung dari </text:span><text:span text:style-name="T1">framework </text:span><text:span text:style-name="T3">Codeigniter untuk dapat mengakses basis data MongoDB.</text:span></text:p>
      <text:p text:style-name="P1"><text:tab/><text:span text:style-name="T1">Library</text:span> ini terdiri dari empat buah kelas yang saling terhubung dengan masing-masing kelas tersebut adalah kelas Mongoigniterbase,<text:span text:style-name="T28">Mongocursor,Mongoquery</text:span> <text:span text:style-name="T4">dan Mongocrud.</text:span></text:p>
      <text:p text:style-name="P4"><text:span text:style-name="T7"><text:tab/>Mongoigniterbase merupakan kelas untuk melakukan konfigurasi, koneksi serta perintah </text:span><text:span text:style-name="T13">DDL(Data Definition Language)</text:span><text:span text:style-name="T7"> </text:span><text:span text:style-name="T8">di</text:span><text:span text:style-name="T7"> basis data MongoDB. Kelas mongoigniterbase terdiri dari fungsi-fungsi sebagai baerikut:</text:span></text:p>
      <text:list xml:id="list8753798426866827720" text:style-name="L1">
        <text:list-item>
          <text:p text:style-name="P12">Fungsi connection_string.</text:p>
          <text:list>
            <text:list-header>
              <text:p text:style-name="P19"><text:span text:style-name="T6">Fungsi ini </text:span><text:span text:style-name="T8">digunakan</text:span><text:span text:style-name="T6"> untuk melakuakan konfigurasi </text:span><text:span text:style-name="T12">host,username </text:span><text:span text:style-name="T6">dan </text:span><text:span text:style-name="T12">password.</text:span></text:p>
            </text:list-header>
          </text:list>
        </text:list-item>
        <text:list-item>
          <text:p text:style-name="P12">Fungsi connect.</text:p>
          <text:list>
            <text:list-header>
              <text:p text:style-name="P20"><text:span text:style-name="T21">Fungsi ini </text:span><text:span text:style-name="T22">digunakan</text:span><text:span text:style-name="T21"> untuk melakukan koneksi ke basis</text:span></text:p>
              <text:p text:style-name="P13">data MongoDB. </text:p>
            </text:list-header>
          </text:list>
        </text:list-item>
        <text:list-item>
          <text:p text:style-name="P14">Fungsi drop_db.</text:p>
          <text:list>
            <text:list-header>
              <text:p text:style-name="P21"><text:span text:style-name="T21">Fungsi ini digunakan untuk menghapus </text:span><text:span text:style-name="T12">database </text:span><text:span text:style-name="T21">yang telah dibuat sebelumnya.</text:span></text:p>
            </text:list-header>
          </text:list>
        </text:list-item>
      </text:list>
      <text:p text:style-name="P7"><text:soft-page-break/></text:p>
      <text:list xml:id="list131306338208378" text:continue-numbering="true" text:style-name="L1">
        <text:list-item>
          <text:p text:style-name="P14">Fungsi drop_collection.</text:p>
          <text:list>
            <text:list-header>
              <text:p text:style-name="P21"><text:span text:style-name="T21">Fungsi ini digunakan untuk menghapus </text:span><text:span text:style-name="T12">collection </text:span><text:span text:style-name="T21">beserta </text:span><text:span text:style-name="T12">document </text:span><text:span text:style-name="T21">yang terdapat pada </text:span><text:span text:style-name="T12">collection </text:span><text:span text:style-name="T21">tersebut.</text:span></text:p>
            </text:list-header>
          </text:list>
        </text:list-item>
        <text:list-item>
          <text:p text:style-name="P14">Fungsi exception.</text:p>
          <text:list>
            <text:list-header>
              <text:p text:style-name="P21"><text:span text:style-name="T21">Fungsi ini digunakan untuk menangani setiap kesalahan yang terjadi pada sistem </text:span><text:span text:style-name="T12">library.</text:span></text:p>
            </text:list-header>
          </text:list>
        </text:list-item>
        <text:list-item>
          <text:p text:style-name="P14">Fungsi _clear.</text:p>
          <text:list>
            <text:list-header>
              <text:p text:style-name="P21"><text:span text:style-name="T21">Saat di panggil fungsi ini akan mengembalikan perintah </text:span><text:span text:style-name="T14">select,update </text:span><text:span text:style-name="T23">dan </text:span><text:span text:style-name="T14">where </text:span><text:span text:style-name="T23">pada kondisi awal </text:span><text:span text:style-name="T25">(</text:span><text:span text:style-name="T16">array </text:span><text:span text:style-name="T25">kosong)</text:span><text:span text:style-name="T23">.</text:span></text:p>
            </text:list-header>
          </text:list>
        </text:list-item>
      </text:list>
      <text:p text:style-name="P8"><text:span text:style-name="T21"><text:tab/>Kelas selanjutnya yang terdapat pada </text:span><text:span text:style-name="T12">library </text:span><text:span text:style-name="T21">ini yaitu kelas mongocrud,yaitu kelas yang berisi sekumpulan fungsi untuk proses manipulasi data pada basis data MongoDB. </text:span><text:span text:style-name="T24">Kelas mongocrud terdiri dari fungsi-fungsi berikut:</text:span></text:p>
      <text:list xml:id="list1038670748557544712" text:style-name="L2">
        <text:list-item>
          <text:p text:style-name="P15">Fungsi insert.</text:p>
          <text:list>
            <text:list-header>
              <text:p text:style-name="P22"><text:span text:style-name="T24">Fungsi ini digunakan untuk melakukan proses pengisian </text:span><text:span text:style-name="T15">document </text:span><text:span text:style-name="T24">ke </text:span><text:span text:style-name="T15">collection.</text:span></text:p>
            </text:list-header>
          </text:list>
        </text:list-item>
        <text:list-item>
          <text:p text:style-name="P15">Fungsi update.</text:p>
          <text:list>
            <text:list-header>
              <text:p text:style-name="P22"><text:span text:style-name="T24">Fungsi ini digunakan untuk melakukan proses pengubahan </text:span><text:span text:style-name="T15">document.</text:span></text:p>
            </text:list-header>
          </text:list>
        </text:list-item>
        <text:list-item>
          <text:p text:style-name="P15">Fungsi delete.</text:p>
          <text:list>
            <text:list-header>
              <text:p text:style-name="P22"><text:soft-page-break/><text:span text:style-name="T24">Fungsi ini digunakan untuk melakukan proses penghapusan </text:span><text:span text:style-name="T18">document</text:span><text:span text:style-name="T24"> .</text:span></text:p>
            </text:list-header>
          </text:list>
        </text:list-item>
      </text:list>
      <text:p text:style-name="P8"><text:span text:style-name="T24"><text:tab/></text:span><text:span text:style-name="T26">Berikutnya adalah kelas mongocursor, kelas ini secara umum berisi fungsi-fungsi untuk memecah kumpulan data yang telah menjadi </text:span><text:span text:style-name="T17">array</text:span><text:span text:style-name="T26"> <text:s/>yang telah diambil dari basis data. Kelas mongocursor berisi fungsi-fungsi sebagai berikut:</text:span></text:p>
      <text:list xml:id="list3882288744855620076" text:style-name="L5">
        <text:list-item>
          <text:p text:style-name="P24"><text:span text:style-name="T21">Fungsi result.</text:span></text:p>
          <text:p text:style-name="P25"><text:span text:style-name="T21">Fungsi ini digunakan untuk memecah kumpulan array yang diambil dari basis data.</text:span></text:p>
        </text:list-item>
        <text:list-item>
          <text:p text:style-name="P24"><text:span text:style-name="T21">Fungsi row.</text:span></text:p>
          <text:p text:style-name="P25"><text:span text:style-name="T21">Fungsi ini digunakan untuk memecah </text:span><text:span text:style-name="T12">array </text:span><text:span text:style-name="T21">yang diambil dengan kriteria tertentu.</text:span></text:p>
        </text:list-item>
        <text:list-item>
          <text:p text:style-name="P24"><text:span text:style-name="T21">Fungsi count.</text:span></text:p>
          <text:p text:style-name="P25"><text:span text:style-name="T21">Fungsi ini digunakan untuk menghitung kumpulan data</text:span><text:span text:style-name="T12"> </text:span><text:span text:style-name="T21">yang diambil.</text:span></text:p>
        </text:list-item>
        <text:list-item>
          <text:p text:style-name="P25"><text:span text:style-name="T21">Fungsi array to object</text:span></text:p>
          <text:p text:style-name="P25"><text:span text:style-name="T21">Fungsi ini mengubah bentuk data dari bentuk </text:span><text:span text:style-name="T12">array </text:span><text:span text:style-name="T21">menjadi object.</text:span></text:p>
        </text:list-item>
      </text:list>
      <text:p text:style-name="P16"/>
      <text:p text:style-name="P9"><text:span text:style-name="T27">3.</text:span><text:span text:style-name="T5">2<text:tab/>Analisis Kebutuhan</text:span></text:p>
      <text:p text:style-name="P10"><text:span text:style-name="T10">3.2.1<text:tab/>Perangkat lunak(</text:span><text:span text:style-name="T20">Software</text:span><text:span text:style-name="T10">)</text:span><text:span text:style-name="T20"> </text:span><text:span text:style-name="T10">yang digunakan</text:span></text:p>
      <text:list xml:id="list240141845974788697" text:style-name="L3">
        <text:list-item>
          <text:p text:style-name="P26"><text:span text:style-name="T9">G</text:span><text:span text:style-name="T6">eany sebagai editor untuk membangun </text:span><text:span text:style-name="T12">library.</text:span></text:p>
        </text:list-item>
        <text:list-item>
          <text:p text:style-name="P17">Apache versi 2.4.7 digunakan sebagai server lokal.</text:p>
        </text:list-item>
        <text:list-item>
          <text:p text:style-name="P17"><text:soft-page-break/>PHP versi 5.5.9 sebagai bahasa pemrograman yang digunakan.</text:p>
        </text:list-item>
        <text:list-item>
          <text:p text:style-name="P17">MongoDB versi 2.4.9 sebagai basis data.</text:p>
        </text:list-item>
        <text:list-item>
          <text:p text:style-name="P26"><text:span text:style-name="T6">Menggunakan </text:span><text:span text:style-name="T12">framework </text:span><text:span text:style-name="T6">Codeigniter versi 2.2.</text:span></text:p>
        </text:list-item>
        <text:list-item>
          <text:p text:style-name="P17">Chrome sebagai alat uji coba website.</text:p>
        </text:list-item>
      </text:list>
      <text:p text:style-name="P11"><text:span text:style-name="T11">3.2.2<text:tab/>Pengguna sistem </text:span><text:span text:style-name="T19">library</text:span></text:p>
      <text:list xml:id="list3636705789506779324" text:style-name="L4">
        <text:list-item>
          <text:p text:style-name="P27">Pengembang aplikasi web.</text:p>
        </text:list-item>
      </text:list>
      <text:p text:style-name="P18">3.3<text:tab/>Perancangan sistem</text:p>
      <text:p text:style-name="P18">3.3.1<text:tab/>Class diagram</text:p>
      <text:p text:style-name="P18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06:57.942173517</meta:creation-date>
    <dc:date>2015-11-13T13:13:05.230883432</dc:date>
    <meta:editing-duration>PT1H28M23S</meta:editing-duration>
    <meta:editing-cycles>12</meta:editing-cycles>
    <meta:generator>LibreOffice/5.0.3.2$Linux_x86 LibreOffice_project/00m0$Build-2</meta:generator>
    <meta:document-statistic meta:table-count="0" meta:image-count="0" meta:object-count="0" meta:page-count="4" meta:paragraph-count="49" meta:word-count="389" meta:character-count="2727" meta:non-whitespace-character-count="2411"/>
  </office:meta>
</office:document-meta>
</file>